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130.14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60.89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90.93mm"/>
    </style:style>
    <style:style style:name="co8" style:family="table-column">
      <style:table-column-properties fo:break-before="auto" style:column-width="50.55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22.42mm"/>
    </style:style>
    <style:style style:name="co11" style:family="table-column">
      <style:table-column-properties fo:break-before="auto" style:column-width="194.27mm"/>
    </style:style>
    <style:style style:name="co12" style:family="table-column">
      <style:table-column-properties fo:break-before="auto" style:column-width="160.94mm"/>
    </style:style>
    <style:style style:name="co13" style:family="table-column">
      <style:table-column-properties fo:break-before="auto" style:column-width="158.36mm"/>
    </style:style>
    <style:style style:name="co14" style:family="table-column">
      <style:table-column-properties fo:break-before="auto" style:column-width="14.71mm"/>
    </style:style>
    <style:style style:name="co15" style:family="table-column">
      <style:table-column-properties fo:break-before="auto" style:column-width="30.11mm"/>
    </style:style>
    <style:style style:name="co16" style:family="table-column">
      <style:table-column-properties fo:break-before="auto" style:column-width="94.23mm"/>
    </style:style>
    <style:style style:name="co17" style:family="table-column">
      <style:table-column-properties fo:break-before="auto" style:column-width="57.89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484.13mm"/>
    </style:style>
    <style:style style:name="ro1" style:family="table-row">
      <style:table-row-properties style:row-height="9.3mm" fo:break-before="auto" style:use-optimal-row-height="false"/>
    </style:style>
    <style:style style:name="ro2" style:family="table-row">
      <style:table-row-properties style:row-height="12.59mm" fo:break-before="auto" style:use-optimal-row-height="false"/>
    </style:style>
    <style:style style:name="ro3" style:family="table-row">
      <style:table-row-properties style:row-height="16.9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12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ed1c24" style:text-align-source="fix" style:repeat-content="false" fo:border="none" style:vertical-align="middle"/>
      <style:paragraph-properties fo:text-align="start" fo:margin-left="3.53mm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7">
          <table:error-message table:message-type="stop" table:display="true"/>
        </table:content-validation>
        <table:content-validation table:name="val3" table:condition="of:cell-content-is-in-list(tiposAcesso)" table:allow-empty-cell="true" table:display-list="unsorted" table:base-cell-address="extracao.D27">
          <table:error-message table:message-type="stop" table:display="true"/>
        </table:content-validation>
      </table:content-validations>
      <table:table table:name="aplicaca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variavel_id</text:p>
          </table:table-cell>
          <table:table-cell table:style-name="ce1" office:value-type="string" calcext:value-type="string">
            <text:p>variavel_nom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codigo</text:p>
          </table:table-cell>
          <table:table-cell table:style-name="ce1" table:number-columns-repeated="1020"/>
        </table:table-row>
        <table:table-row table:style-name="ro1">
          <table:table-cell table:style-name="ce2" table:formula="of:=[$variaveis.$A2]" office:value-type="float" office:value="25" calcext:value-type="float">
            <text:p>25</text:p>
          </table:table-cell>
          <table:table-cell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2];[$temas.$A$1:$temas.$A$99];0)); &quot;_&quot;;[.A2])" office:value-type="string" office:string-value="economia_25" calcext:value-type="string">
            <text:p>economia_25</text:p>
          </table:table-cell>
          <table:table-cell table:number-columns-repeated="1020"/>
        </table:table-row>
        <table:table-row table:style-name="ro1">
          <table:table-cell table:formula="of:=[$variaveis.$A3]" office:value-type="string" office:string-value="B" calcext:value-type="string">
            <text:p>B</text:p>
          </table:table-cell>
          <table:table-cell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3];[$temas.$A$1:$temas.$A$99];0)); &quot;_&quot;;[.A3])" office:value-type="string" office:string-value="economia_B" calcext:value-type="string">
            <text:p>economia_B</text:p>
          </table:table-cell>
          <table:table-cell table:number-columns-repeated="1020"/>
        </table:table-row>
        <table:table-row table:style-name="ro1">
          <table:table-cell table:formula="of:=[$variaveis.$A4]" office:value-type="string" office:string-value="C" calcext:value-type="string">
            <text:p>C</text:p>
          </table:table-cell>
          <table:table-cell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4];[$temas.$A$1:$temas.$A$99];0)); &quot;_&quot;;[.A4])" office:value-type="string" office:string-value="economia_C" calcext:value-type="string">
            <text:p>economia_C</text:p>
          </table:table-cell>
          <table:table-cell table:number-columns-repeated="1020"/>
        </table:table-row>
        <table:table-row table:style-name="ro2">
          <table:table-cell table:formula="of:=[$variaveis.$A5]" office:value-type="float" office:value="22" calcext:value-type="float">
            <text:p>22</text:p>
          </table:table-cell>
          <table:table-cell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5];[$temas.$A$1:$temas.$A$99];0)); &quot;_&quot;;[.A5])" office:value-type="string" office:string-value="economia_22" calcext:value-type="string">
            <text:p>economia_22</text:p>
          </table:table-cell>
          <table:table-cell table:number-columns-repeated="1020"/>
        </table:table-row>
        <table:table-row table:style-name="ro2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6];[$temas.$A$1:$temas.$A$99];0)); &quot;_&quot;;[.A6])" office:value-type="string" office:string-value="economia_E" calcext:value-type="string">
            <text:p>economia_E</text:p>
          </table:table-cell>
          <table:table-cell table:number-columns-repeated="1020"/>
        </table:table-row>
        <table:table-row table:style-name="ro1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7];[$temas.$A$1:$temas.$A$99];0)); &quot;_&quot;;[.A7])" office:value-type="string" office:string-value="economia_F" calcext:value-type="string">
            <text:p>economia_F</text:p>
          </table:table-cell>
          <table:table-cell table:number-columns-repeated="1020"/>
        </table:table-row>
        <table:table-row table:style-name="ro2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8];[$temas.$A$1:$temas.$A$99];0)); &quot;_&quot;;[.A8])" office:value-type="string" office:string-value="economia_G" calcext:value-type="string">
            <text:p>economia_G</text:p>
          </table:table-cell>
          <table:table-cell table:number-columns-repeated="1020"/>
        </table:table-row>
        <table:table-row table:style-name="ro1">
          <table:table-cell table:formula="of:=[$variaveis.$A9]" office:value-type="float" office:value="27" calcext:value-type="float">
            <text:p>27</text:p>
          </table:table-cell>
          <table:table-cell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number-columns-repeated="1020"/>
        </table:table-row>
        <table:table-row table:style-name="ro1">
          <table:table-cell table:formula="of:=[$variaveis.$A10]" office:value-type="float" office:value="26" calcext:value-type="float">
            <text:p>26</text:p>
          </table:table-cell>
          <table:table-cell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style-name="ce4" table:content-validation-name="val1" office:value-type="string" calcext:value-type="string">
            <text:p>ECO</text:p>
          </table:table-cell>
          <table:table-cell table:style-name="ce4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style-name="ce4" table:content-validation-name="val1" office:value-type="string" calcext:value-type="string">
            <text:p>SOC</text:p>
          </table:table-cell>
          <table:table-cell table:style-name="ce4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formula="of:=[$variaveis.$A13]" office:value-type="float" office:value="11" calcext:value-type="float">
            <text:p>11</text:p>
          </table:table-cell>
          <table:table-cell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4" table:content-validation-name="val1" office:value-type="string" calcext:value-type="string">
            <text:p>SOC</text:p>
          </table:table-cell>
          <table:table-cell table:style-name="ce4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number-columns-repeated="1020"/>
        </table:table-row>
        <table:table-row table:style-name="ro2">
          <table:table-cell table:formula="of:=[$variaveis.$A14]" office:value-type="float" office:value="10" calcext:value-type="float">
            <text:p>10</text:p>
          </table:table-cell>
          <table:table-cell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4" table:content-validation-name="val1" office:value-type="string" calcext:value-type="string">
            <text:p>SOC</text:p>
          </table:table-cell>
          <table:table-cell table:style-name="ce4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number-columns-repeated="1020"/>
        </table:table-row>
        <table:table-row table:style-name="ro2">
          <table:table-cell table:formula="of:=[$variaveis.$A15]" office:value-type="float" office:value="14" calcext:value-type="float">
            <text:p>14</text:p>
          </table:table-cell>
          <table:table-cell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4" table:content-validation-name="val1" office:value-type="string" calcext:value-type="string">
            <text:p>SOC</text:p>
          </table:table-cell>
          <table:table-cell table:style-name="ce4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number-columns-repeated="1020"/>
        </table:table-row>
        <table:table-row table:style-name="ro2">
          <table:table-cell table:formula="of:=[$variaveis.$A16]" office:value-type="float" office:value="15" calcext:value-type="float">
            <text:p>15</text:p>
          </table:table-cell>
          <table:table-cell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4" table:content-validation-name="val1" office:value-type="string" calcext:value-type="string">
            <text:p>SOC</text:p>
          </table:table-cell>
          <table:table-cell table:style-name="ce4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style-name="ce4" table:content-validation-name="val1" office:value-type="string" calcext:value-type="string">
            <text:p>SOC</text:p>
          </table:table-cell>
          <table:table-cell table:style-name="ce4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4" table:content-validation-name="val1" office:value-type="string" calcext:value-type="string">
            <text:p>SOC</text:p>
          </table:table-cell>
          <table:table-cell table:style-name="ce4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4" table:content-validation-name="val1" office:value-type="string" calcext:value-type="string">
            <text:p>SOC</text:p>
          </table:table-cell>
          <table:table-cell table:style-name="ce4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formula="of:=[$variaveis.$A22]" office:value-type="float" office:value="33" calcext:value-type="float">
            <text:p>33</text:p>
          </table:table-cell>
          <table:table-cell table:formula="of:=INDIRECT(&quot;variaveis.B&quot; &amp; MATCH([.A20];[$variaveis.$A$1:$variaveis.$A$101];0))" office:value-type="string" office:string-value="Áreas cultivadas" calcext:value-type="string">
            <text:p>Áreas cultivadas</text:p>
          </table:table-cell>
          <table:table-cell table:style-name="ce4" table:content-validation-name="val1" office:value-type="string" calcext:value-type="string">
            <text:p>AMB</text:p>
          </table:table-cell>
          <table:table-cell table:style-name="ce4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number-columns-repeated="1020"/>
        </table:table-row>
        <table:table-row table:style-name="ro1">
          <table:table-cell table:formula="of:=[$variaveis.$A23]" office:value-type="float" office:value="34" calcext:value-type="float">
            <text:p>34</text:p>
          </table:table-cell>
          <table:table-cell table:formula="of:=INDIRECT(&quot;variaveis.B&quot; &amp; MATCH([.A21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4" table:content-validation-name="val1" office:value-type="string" calcext:value-type="string">
            <text:p>AMB</text:p>
          </table:table-cell>
          <table:table-cell table:style-name="ce4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number-columns-repeated="1020"/>
        </table:table-row>
        <table:table-row table:style-name="ro1">
          <table:table-cell table:formula="of:=[$variaveis.$A24]" office:value-type="float" office:value="32" calcext:value-type="float">
            <text:p>32</text:p>
          </table:table-cell>
          <table:table-cell table:formula="of:=INDIRECT(&quot;variaveis.B&quot; &amp; MATCH([.A22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4" table:content-validation-name="val1" office:value-type="string" calcext:value-type="string">
            <text:p>AMB</text:p>
          </table:table-cell>
          <table:table-cell table:style-name="ce4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number-columns-repeated="1020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3];[$variaveis.$A$1:$variaveis.$A$101];0))" office:value-type="string" office:string-value="Produção de gás natural" calcext:value-type="string">
            <text:p>Produção de gás natural</text:p>
          </table:table-cell>
          <table:table-cell table:style-name="ce4" table:content-validation-name="val1" office:value-type="string" calcext:value-type="string">
            <text:p>AMB</text:p>
          </table:table-cell>
          <table:table-cell table:style-name="ce4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number-columns-repeated="1020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4];[$variaveis.$A$1:$variaveis.$A$101];0))" office:value-type="string" office:string-value="Produção de petróleo" calcext:value-type="string">
            <text:p>Produção de petróleo</text:p>
          </table:table-cell>
          <table:table-cell table:style-name="ce4" table:content-validation-name="val1" office:value-type="string" calcext:value-type="string">
            <text:p>AMB</text:p>
          </table:table-cell>
          <table:table-cell table:style-name="ce4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number-columns-repeated="1020"/>
        </table:table-row>
        <table:table-row table:style-name="ro1">
          <table:table-cell table:formula="of:=[$variaveis.$A27]" office:value-type="float" office:value="6" calcext:value-type="float">
            <text:p>6</text:p>
          </table:table-cell>
          <table:table-cell table:formula="of:=INDIRECT(&quot;variaveis.B&quot; &amp; MATCH([.A25];[$variaveis.$A$1:$variaveis.$A$101];0))" office:value-type="string" office:string-value="Densidade demográfica" calcext:value-type="string">
            <text:p>Densidade demográfica</text:p>
          </table:table-cell>
          <table:table-cell table:style-name="ce4" table:content-validation-name="val1" office:value-type="string" calcext:value-type="string">
            <text:p>POP</text:p>
          </table:table-cell>
          <table:table-cell table:style-name="ce4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number-columns-repeated="1020"/>
        </table:table-row>
        <table:table-row table:style-name="ro1">
          <table:table-cell table:formula="of:=[$variaveis.$A28]" office:value-type="float" office:value="2" calcext:value-type="float">
            <text:p>2</text:p>
          </table:table-cell>
          <table:table-cell table:formula="of:=INDIRECT(&quot;variaveis.B&quot; &amp; MATCH([.A26];[$variaveis.$A$1:$variaveis.$A$101];0))" office:value-type="string" office:string-value="Homens" calcext:value-type="string">
            <text:p>Homens</text:p>
          </table:table-cell>
          <table:table-cell table:style-name="ce4" table:content-validation-name="val1" office:value-type="string" calcext:value-type="string">
            <text:p>POP</text:p>
          </table:table-cell>
          <table:table-cell table:style-name="ce4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number-columns-repeated="1020"/>
        </table:table-row>
        <table:table-row table:style-name="ro1">
          <table:table-cell table:formula="of:=[$variaveis.$A29]" office:value-type="float" office:value="3" calcext:value-type="float">
            <text:p>3</text:p>
          </table:table-cell>
          <table:table-cell table:formula="of:=INDIRECT(&quot;variaveis.B&quot; &amp; MATCH([.A27];[$variaveis.$A$1:$variaveis.$A$101];0))" office:value-type="string" office:string-value="Mulheres" calcext:value-type="string">
            <text:p>Mulheres</text:p>
          </table:table-cell>
          <table:table-cell table:style-name="ce4" table:content-validation-name="val1" office:value-type="string" calcext:value-type="string">
            <text:p>POP</text:p>
          </table:table-cell>
          <table:table-cell table:style-name="ce4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number-columns-repeated="1020"/>
        </table:table-row>
        <table:table-row table:style-name="ro1">
          <table:table-cell table:formula="of:=[$variaveis.$A30]" office:value-type="float" office:value="5" calcext:value-type="float">
            <text:p>5</text:p>
          </table:table-cell>
          <table:table-cell table:formula="of:=INDIRECT(&quot;variaveis.B&quot; &amp; MATCH([.A28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4" table:content-validation-name="val1" office:value-type="string" calcext:value-type="string">
            <text:p>POP</text:p>
          </table:table-cell>
          <table:table-cell table:style-name="ce4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number-columns-repeated="1020"/>
        </table:table-row>
        <table:table-row table:style-name="ro1">
          <table:table-cell table:formula="of:=[$variaveis.$A31]" office:value-type="float" office:value="4" calcext:value-type="float">
            <text:p>4</text:p>
          </table:table-cell>
          <table:table-cell table:formula="of:=INDIRECT(&quot;variaveis.B&quot; &amp; MATCH([.A29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4" table:content-validation-name="val1" office:value-type="string" calcext:value-type="string">
            <text:p>POP</text:p>
          </table:table-cell>
          <table:table-cell table:style-name="ce4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number-columns-repeated="1020"/>
        </table:table-row>
        <table:table-row table:style-name="ro1">
          <table:table-cell table:formula="of:=[$variaveis.$A32]" office:value-type="float" office:value="1" calcext:value-type="float">
            <text:p>1</text:p>
          </table:table-cell>
          <table:table-cell table:formula="of:=INDIRECT(&quot;variaveis.B&quot; &amp; MATCH([.A30];[$variaveis.$A$1:$variaveis.$A$101];0))" office:value-type="string" office:string-value="População total" calcext:value-type="string">
            <text:p>População total</text:p>
          </table:table-cell>
          <table:table-cell table:style-name="ce4" table:content-validation-name="val1" office:value-type="string" calcext:value-type="string">
            <text:p>POP</text:p>
          </table:table-cell>
          <table:table-cell table:style-name="ce4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number-columns-repeated="1020"/>
        </table:table-row>
        <table:table-row table:style-name="ro1">
          <table:table-cell table:formula="of:=[$variaveis.$A33]" office:value-type="float" office:value="9" calcext:value-type="float">
            <text:p>9</text:p>
          </table:table-cell>
          <table:table-cell table:formula="of:=INDIRECT(&quot;variaveis.B&quot; &amp; MATCH([.A31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4" table:content-validation-name="val1" office:value-type="string" calcext:value-type="string">
            <text:p>POP</text:p>
          </table:table-cell>
          <table:table-cell table:style-name="ce4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number-columns-repeated="1020"/>
        </table:table-row>
        <table:table-row table:style-name="ro1">
          <table:table-cell table:formula="of:=[$variaveis.$A34]" office:value-type="float" office:value="8" calcext:value-type="float">
            <text:p>8</text:p>
          </table:table-cell>
          <table:table-cell table:formula="of:=INDIRECT(&quot;variaveis.B&quot; &amp; MATCH([.A32];[$variaveis.$A$1:$variaveis.$A$101];0))" office:value-type="string" office:string-value="Taxa bruta de natalidade" calcext:value-type="string">
            <text:p>Taxa bruta de natalidade</text:p>
          </table:table-cell>
          <table:table-cell table:style-name="ce4" table:content-validation-name="val1" office:value-type="string" calcext:value-type="string">
            <text:p>POP</text:p>
          </table:table-cell>
          <table:table-cell table:style-name="ce4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number-columns-repeated="1020"/>
        </table:table-row>
        <table:table-row table:style-name="ro1">
          <table:table-cell table:formula="of:=[$variaveis.$A35]" office:value-type="float" office:value="7" calcext:value-type="float">
            <text:p>7</text:p>
          </table:table-cell>
          <table:table-cell table:formula="of:=INDIRECT(&quot;variaveis.B&quot; &amp; MATCH([.A33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4" table:content-validation-name="val1" office:value-type="string" calcext:value-type="string">
            <text:p>POP</text:p>
          </table:table-cell>
          <table:table-cell table:style-name="ce4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number-columns-repeated="1020"/>
        </table:table-row>
        <table:table-row table:style-name="ro1">
          <table:table-cell table:formula="of:=[$variaveis.$A36]" office:value-type="float" office:value="29" calcext:value-type="float">
            <text:p>29</text:p>
          </table:table-cell>
          <table:table-cell table:formula="of:=INDIRECT(&quot;variaveis.B&quot; &amp; MATCH([.A34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4" table:content-validation-name="val1" office:value-type="string" calcext:value-type="string">
            <text:p>RED</text:p>
          </table:table-cell>
          <table:table-cell table:style-name="ce4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number-columns-repeated="1020"/>
        </table:table-row>
        <table:table-row table:style-name="ro1">
          <table:table-cell table:formula="of:=[$variaveis.$A37]" office:value-type="float" office:value="28" calcext:value-type="float">
            <text:p>28</text:p>
          </table:table-cell>
          <table:table-cell table:formula="of:=INDIRECT(&quot;variaveis.B&quot; &amp; MATCH([.A35];[$variaveis.$A$1:$variaveis.$A$101];0))" office:value-type="string" office:string-value="Linhas telefônicas" calcext:value-type="string">
            <text:p>Linhas telefônicas</text:p>
          </table:table-cell>
          <table:table-cell table:style-name="ce4" table:content-validation-name="val1" office:value-type="string" calcext:value-type="string">
            <text:p>RED</text:p>
          </table:table-cell>
          <table:table-cell table:style-name="ce4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number-columns-repeated="1020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6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style-name="ce4" table:content-validation-name="val1" office:value-type="string" calcext:value-type="string">
            <text:p>RED</text:p>
          </table:table-cell>
          <table:table-cell table:style-name="ce4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formula="of:=[$variaveis.$A39]" office:value-type="float" office:value="31" calcext:value-type="float">
            <text:p>31</text:p>
          </table:table-cell>
          <table:table-cell table:formula="of:=INDIRECT(&quot;variaveis.B&quot; &amp; MATCH([.A37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4" table:content-validation-name="val1" office:value-type="string" calcext:value-type="string">
            <text:p>RED</text:p>
          </table:table-cell>
          <table:table-cell table:style-name="ce4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veis" table:style-name="ta1">
        <table:table-column table:style-name="co6" table:default-cell-style-name="ce8"/>
        <table:table-column table:style-name="co7" table:default-cell-style-name="ce10"/>
        <table:table-column table:style-name="co8" table:number-columns-repeated="2" table:default-cell-style-name="ce10"/>
        <table:table-column table:style-name="co5" table:number-columns-repeated="5" table:default-cell-style-name="ce8"/>
        <table:table-column table:style-name="co9" table:default-cell-style-name="ce8"/>
        <table:table-column table:style-name="co5" table:number-columns-repeated="1014" table:default-cell-style-name="ce8"/>
        <table:table-row table:style-name="ro5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nome_english</text:p>
          </table:table-cell>
          <table:table-cell table:style-name="ce9" office:value-type="string" calcext:value-type="string">
            <text:p>nome_na_publicacao</text:p>
          </table:table-cell>
          <table:table-cell table:style-name="ce7" office:value-type="string" calcext:value-type="string">
            <text:p>font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unidade</text:p>
          </table:table-cell>
          <table:table-cell table:style-name="ce7" office:value-type="string" calcext:value-type="string">
            <text:p>unidade_modificador</text:p>
          </table:table-cell>
          <table:table-cell table:style-name="ce7" office:value-type="string" calcext:value-type="string">
            <text:p>periodo_mais_antigo</text:p>
          </table:table-cell>
          <table:table-cell table:style-name="ce7" office:value-type="string" calcext:value-type="string">
            <text:p>periodicidade</text:p>
          </table:table-cell>
          <table:table-cell table:style-name="ce7"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trada de turistas</text:p>
          </table:table-cell>
          <table:table-cell office:value-type="string" calcext:value-type="string">
            <text:p>Tourist arrivals</text:p>
          </table:table-cell>
          <table:table-cell office:value-type="string" calcext:value-type="string">
            <text:p>International tourism, number of arrivals</text:p>
          </table:table-cell>
          <table:table-cell table:content-validation-name="val2" office:value-type="string" calcext:value-type="string">
            <text:p>WDI</text:p>
          </table:table-cell>
          <table:table-cell table:style-name="ce12" office:value-type="string" calcext:value-type="string">
            <text:p>N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astos públicos com educ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astos públicos com saú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vestimentos em pesquisa e desenvolvimento</text:p>
          </table:table-cell>
          <table:table-cell/>
          <table:table-cell office:value-type="string" calcext:value-type="string">
            <text:p>Research and development expenditure (% of GDP)</text:p>
          </table:table-cell>
          <table:table-cell table:content-validation-name="val2" office:value-type="string" calcext:value-type="string">
            <text:p>WDI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IB per capit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string" calcext:value-type="string">
            <text:p>Z1</text:p>
          </table:table-cell>
          <table:table-cell office:value-type="string" calcext:value-type="string">
            <text:p>Área do paí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untry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2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--</text:p>
          </table:table-cell>
          <table:table-cell table:style-name="ce3" office:value-type="string" calcext:value-type="string">
            <text:p>Land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1" calcext:value-type="float">
            <text:p>100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office:value-type="string" calcext:value-type="string">
            <text:p>Cultivated areas</text:p>
          </table:table-cell>
          <table:table-cell/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Permanent pasture areas</text:p>
          </table:table-cell>
          <table:table-cell office:value-type="string" calcext:value-type="string">
            <text:p>Permanent meadows and pastures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do território nacional</text:p>
          </table:table-cell>
          <table:table-cell table:number-columns-repeated="2"/>
          <table:table-cell table:content-validation-name="val2" office:value-type="string" calcext:value-type="string">
            <text:p>MD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office:value-type="string" calcext:value-type="string">
            <text:p>Natural gas production</text:p>
          </table:table-cell>
          <table:table-cell office:value-type="string" calcext:value-type="string">
            <text:p>Tabela 1.7 – Produção de gás natural, segundo regiões geográficas, países e blocos econômicos –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lhões de m³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office:value-type="string" calcext:value-type="string">
            <text:p>Petroleum production</text:p>
          </table:table-cell>
          <table:table-cell office:value-type="string" calcext:value-type="string">
            <text:p>Tabela 1.2 – Produção de petróleo, segundo regiões geográficas, países e blocos econômicos -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l barris/di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1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table:number-columns-repeated="4" table:style-name="ce13" office:value-type="string" calcext:value-type="string">
            <text:p>??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Percentage of Individuals using the Internet 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nt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number-columns-repeated="1020" table:default-cell-style-name="ce3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responsável</text:p>
          </table:table-cell>
          <table:table-cell table:style-name="ce14" table:number-columns-repeated="1020"/>
        </table:table-row>
        <table:table-row table:style-name="ro2">
          <table:table-cell table:style-name="ce12" office:value-type="string" calcext:value-type="string">
            <text:p>ICTEYE</text:p>
          </table:table-cell>
          <table:table-cell table:style-name="ce15" office:value-type="string" calcext:value-type="string">
            <text:p>ICTEYE, Key ICT data and statistics</text:p>
          </table:table-cell>
          <table:table-cell table:style-name="ce12" office:value-type="string" calcext:value-type="string">
            <text:p>http://www.itu.int/net4/itu-d/icteye/AdvancedDataSearch.aspx</text:p>
          </table:table-cell>
          <table:table-cell table:style-name="ce15" office:value-type="string" calcext:value-type="string">
            <text:p>International Telecommunication Union (ITU)</text:p>
          </table:table-cell>
          <table:table-cell table:style-name="ce12" table:number-columns-repeated="1020"/>
        </table:table-row>
        <table:table-row table:style-name="ro1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Anuário Estatístico Brasileiro do Petróleo, Gás Natural e Biocombustíveis</text:p>
          </table:table-cell>
          <table:table-cell office:value-type="string" calcext:value-type="string">
            <text:p>http://www.anp.gov.br/publicacoes/anuario-estatistico/</text:p>
          </table:table-cell>
          <table:table-cell office:value-type="string" calcext:value-type="string">
            <text:p>Agência Nacional do Petróleo, Gás Natural e Biocombustíve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OSTAT</text:p>
          </table:table-cell>
          <table:table-cell office:value-type="string" calcext:value-type="string">
            <text:p>FAO Statistics</text:p>
          </table:table-cell>
          <table:table-cell office:value-type="string" calcext:value-type="string">
            <text:p>http://www.fao.org/faostat/en/#data/RL</text:p>
          </table:table-cell>
          <table:table-cell office:value-type="string" calcext:value-type="string">
            <text:p>Food and Agriculture Organization of the United N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lennium Development Goals Indicators</text:p>
          </table:table-cell>
          <table:table-cell office:value-type="string" calcext:value-type="string">
            <text:p>http://mdgs.un.org/unsd/mdg/Data.aspx</text:p>
          </table:table-cell>
          <table:table-cell office:value-type="string" calcext:value-type="string">
            <text:p>United Nations Statistics Division, Department of Economic and Social Aff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</text:p>
          </table:table-cell>
          <table:table-cell office:value-type="string" calcext:value-type="string">
            <text:p>World Development Indicators</text:p>
          </table:table-cell>
          <table:table-cell office:value-type="string" calcext:value-type="string">
            <text:p>https://data.worldbank.org/indicator</text:p>
          </table:table-cell>
          <table:table-cell office:value-type="string" calcext:value-type="string">
            <text:p>The World Bank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o_variavel" table:style-name="ta1">
        <table:table-column table:style-name="co14" table:default-cell-style-name="ce6"/>
        <table:table-column table:style-name="co15" table:default-cell-style-name="ce6"/>
        <table:table-column table:style-name="co5" table:number-columns-repeated="1022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cricao</text:p>
          </table:table-cell>
          <table:table-cell table:style-name="ce5" table:number-columns-repeated="1022"/>
        </table:table-row>
        <table:table-row table:style-name="ro4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tracao" table:style-name="ta1">
        <table:table-column table:style-name="co1" table:default-cell-style-name="ce3"/>
        <table:table-column table:style-name="co16" table:default-cell-style-name="ce3"/>
        <table:table-column table:style-name="co1" table:number-columns-repeated="2" table:default-cell-style-name="ce3"/>
        <table:table-column table:style-name="co17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variavel_id</text:p>
          </table:table-cell>
          <table:table-cell table:style-name="ce1" office:value-type="string" calcext:value-type="string">
            <text:p>variavel_nom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tipo_acesso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operacao_especial</text:p>
          </table:table-cell>
          <table:table-cell table:style-name="ce1" table:number-columns-repeated="1018"/>
        </table:table-row>
        <table:table-row table:style-name="ro1">
          <table:table-cell table:style-name="ce2" table:formula="of:=[$variaveis.$A2]" office:value-type="float" office:value="25" calcext:value-type="float">
            <text:p>25</text:p>
          </table:table-cell>
          <table:table-cell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formula="of:=INDIRECT(&quot;variaveis.E&quot; &amp; MATCH([.A2];[$variaveis.$A$1:$variaveis.$A$101];0))" office:value-type="string" office:string-value="WDI" calcext:value-type="string">
            <text:p>WDI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api.worldbank.org/v2/en/indicator/ST.INT.ARVL?downloadformat=csv</text:p>
          </table:table-cell>
          <table:table-cell office:value-type="string" calcext:value-type="string">
            <text:p>Arquivo dentro de um zip</text:p>
          </table:table-cell>
          <table:table-cell table:number-columns-repeated="1018"/>
        </table:table-row>
        <table:table-row table:style-name="ro1">
          <table:table-cell table:formula="of:=[$variaveis.$A3]" office:value-type="string" office:string-value="B" calcext:value-type="string">
            <text:p>B</text:p>
          </table:table-cell>
          <table:table-cell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formula="of:=INDIRECT(&quot;variaveis.E&quot; &amp; MATCH([.A3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4]" office:value-type="string" office:string-value="C" calcext:value-type="string">
            <text:p>C</text:p>
          </table:table-cell>
          <table:table-cell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formula="of:=INDIRECT(&quot;variaveis.E&quot; &amp; MATCH([.A4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style-name="ce2" table:formula="of:=[$variaveis.$A5]" office:value-type="float" office:value="22" calcext:value-type="float">
            <text:p>22</text:p>
          </table:table-cell>
          <table:table-cell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formula="of:=INDIRECT(&quot;variaveis.E&quot; &amp; MATCH([.A5];[$variaveis.$A$1:$variaveis.$A$101];0))" office:value-type="string" office:string-value="WDI" calcext:value-type="string">
            <text:p>WDI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api.worldbank.org/v2/en/indicator/GB.XPD.RSDV.GD.ZS?downloadformat=csv</text:p>
          </table:table-cell>
          <table:table-cell office:value-type="string" calcext:value-type="string">
            <text:p>Arquivo dentro de um zip</text:p>
          </table:table-cell>
          <table:table-cell table:number-columns-repeated="1018"/>
        </table:table-row>
        <table:table-row table:style-name="ro2">
          <table:table-cell table:formula="of:=[$variaveis.$A6]" office:value-type="string" office:string-value="E" calcext:value-type="string">
            <text:p>E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formula="of:=INDIRECT(&quot;variaveis.E&quot; &amp; MATCH([.A6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7]" office:value-type="string" office:string-value="F" calcext:value-type="string">
            <text:p>F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formula="of:=INDIRECT(&quot;variaveis.E&quot; &amp; MATCH([.A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8]" office:value-type="string" office:string-value="G" calcext:value-type="string">
            <text:p>G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formula="of:=INDIRECT(&quot;variaveis.E&quot; &amp; MATCH([.A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9]" office:value-type="float" office:value="27" calcext:value-type="float">
            <text:p>27</text:p>
          </table:table-cell>
          <table:table-cell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formula="of:=INDIRECT(&quot;variaveis.E&quot; &amp; MATCH([.A9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0]" office:value-type="float" office:value="26" calcext:value-type="float">
            <text:p>26</text:p>
          </table:table-cell>
          <table:table-cell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formula="of:=INDIRECT(&quot;variaveis.E&quot; &amp; MATCH([.A10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formula="of:=INDIRECT(&quot;variaveis.E&quot; &amp; MATCH([.A11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formula="of:=INDIRECT(&quot;variaveis.E&quot; &amp; MATCH([.A12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3]" office:value-type="float" office:value="11" calcext:value-type="float">
            <text:p>11</text:p>
          </table:table-cell>
          <table:table-cell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formula="of:=INDIRECT(&quot;variaveis.E&quot; &amp; MATCH([.A13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4]" office:value-type="float" office:value="10" calcext:value-type="float">
            <text:p>10</text:p>
          </table:table-cell>
          <table:table-cell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formula="of:=INDIRECT(&quot;variaveis.E&quot; &amp; MATCH([.A14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5]" office:value-type="float" office:value="14" calcext:value-type="float">
            <text:p>14</text:p>
          </table:table-cell>
          <table:table-cell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formula="of:=INDIRECT(&quot;variaveis.E&quot; &amp; MATCH([.A15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6]" office:value-type="float" office:value="15" calcext:value-type="float">
            <text:p>15</text:p>
          </table:table-cell>
          <table:table-cell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formula="of:=INDIRECT(&quot;variaveis.E&quot; &amp; MATCH([.A16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formula="of:=INDIRECT(&quot;variaveis.E&quot; &amp; MATCH([.A17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formula="of:=INDIRECT(&quot;variaveis.E&quot; &amp; MATCH([.A1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formula="of:=INDIRECT(&quot;variaveis.E&quot; &amp; MATCH([.A19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formula="of:=[$variaveis.$A20]" office:value-type="string" office:string-value="Z1" calcext:value-type="string">
            <text:p>Z1</text:p>
          </table:table-cell>
          <table:table-cell table:formula="of:=INDIRECT(&quot;variaveis.B&quot; &amp; MATCH([.A20];[$variaveis.$A$1:$variaveis.$A$101];0))" office:value-type="string" office:string-value="Área do país" calcext:value-type="string">
            <text:p>Área do país</text:p>
          </table:table-cell>
          <table:table-cell table:formula="of:=INDIRECT(&quot;variaveis.E&quot; &amp; MATCH([.A20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3">
          <table:table-cell table:formula="of:=[$variaveis.$A21]" office:value-type="string" office:string-value="Z2" calcext:value-type="string">
            <text:p>Z2</text:p>
          </table:table-cell>
          <table:table-cell table:formula="of:=INDIRECT(&quot;variaveis.B&quot; &amp; MATCH([.A21];[$variaveis.$A$1:$variaveis.$A$101];0))" office:value-type="string" office:string-value="Land Area" calcext:value-type="string">
            <text:p>Land Area</text:p>
          </table:table-cell>
          <table:table-cell table:formula="of:=INDIRECT(&quot;variaveis.E&quot; &amp; MATCH([.A21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2]" office:value-type="float" office:value="33" calcext:value-type="float">
            <text:p>33</text:p>
          </table:table-cell>
          <table:table-cell table:formula="of:=INDIRECT(&quot;variaveis.B&quot; &amp; MATCH([.A22];[$variaveis.$A$1:$variaveis.$A$101];0))" office:value-type="string" office:string-value="Áreas cultivadas" calcext:value-type="string">
            <text:p>Áreas cultivadas</text:p>
          </table:table-cell>
          <table:table-cell table:formula="of:=INDIRECT(&quot;variaveis.E&quot; &amp; MATCH([.A22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Dividir o valor da variável pelo valor de “Land Area”</text:p>
          </table:table-cell>
          <table:table-cell table:number-columns-repeated="1018"/>
        </table:table-row>
        <table:table-row table:style-name="ro1">
          <table:table-cell table:formula="of:=[$variaveis.$A23]" office:value-type="float" office:value="34" calcext:value-type="float">
            <text:p>34</text:p>
          </table:table-cell>
          <table:table-cell table:formula="of:=INDIRECT(&quot;variaveis.B&quot; &amp; MATCH([.A23];[$variaveis.$A$1:$variaveis.$A$101];0))" office:value-type="string" office:string-value="Áreas de pastagens permanentes" calcext:value-type="string">
            <text:p>Áreas de pastagens permanentes</text:p>
          </table:table-cell>
          <table:table-cell table:formula="of:=INDIRECT(&quot;variaveis.E&quot; &amp; MATCH([.A23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://fenixservices.fao.org/faostat/static/bulkdownloads/Inputs_LandUse_E_All_Data_(Normalized).zip</text:p>
          </table:table-cell>
          <table:table-cell office:value-type="string" calcext:value-type="string">
            <text:p>Dividir o valor da variável pelo valor de “Área do País”</text:p>
          </table:table-cell>
          <table:table-cell table:number-columns-repeated="1018"/>
        </table:table-row>
        <table:table-row table:style-name="ro2">
          <table:table-cell table:formula="of:=[$variaveis.$A24]" office:value-type="float" office:value="32" calcext:value-type="float">
            <text:p>32</text:p>
          </table:table-cell>
          <table:table-cell table:formula="of:=INDIRECT(&quot;variaveis.B&quot; &amp; MATCH([.A24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formula="of:=INDIRECT(&quot;variaveis.E&quot; &amp; MATCH([.A24];[$variaveis.$A$1:$variaveis.$A$101];0))" office:value-type="string" office:string-value="MDG" calcext:value-type="string">
            <text:p>MDG</text:p>
          </table:table-cell>
          <table:table-cell table:content-validation-name="val3" office:value-type="string" calcext:value-type="string">
            <text:p>html/table</text:p>
          </table:table-cell>
          <table:table-cell office:value-type="string" calcext:value-type="string">
            <text:p>http://mdgs.un.org/unsd/mdg/Handlers/DataHandler.ashx?ServiceName=FetchData&amp;Series=616&amp;GroupBy=Indicator&amp;RequestId=80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5];[$variaveis.$A$1:$variaveis.$A$101];0))" office:value-type="string" office:string-value="Produção de gás natural" calcext:value-type="string">
            <text:p>Produção de gás natural</text:p>
          </table:table-cell>
          <table:table-cell table:formula="of:=INDIRECT(&quot;variaveis.E&quot; &amp; MATCH([.A25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7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6];[$variaveis.$A$1:$variaveis.$A$101];0))" office:value-type="string" office:string-value="Produção de petróleo" calcext:value-type="string">
            <text:p>Produção de petróleo</text:p>
          </table:table-cell>
          <table:table-cell table:formula="of:=INDIRECT(&quot;variaveis.E&quot; &amp; MATCH([.A26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2.xls</text:p>
          </table:table-cell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8"/>
        </table:table-row>
        <table:table-row table:style-name="ro1">
          <table:table-cell table:formula="of:=[$variaveis.$A27]" office:value-type="float" office:value="6" calcext:value-type="float">
            <text:p>6</text:p>
          </table:table-cell>
          <table:table-cell table:formula="of:=INDIRECT(&quot;variaveis.B&quot; &amp; MATCH([.A27];[$variaveis.$A$1:$variaveis.$A$101];0))" office:value-type="string" office:string-value="Densidade demográfica" calcext:value-type="string">
            <text:p>Densidade demográfica</text:p>
          </table:table-cell>
          <table:table-cell table:formula="of:=INDIRECT(&quot;variaveis.E&quot; &amp; MATCH([.A27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8]" office:value-type="float" office:value="2" calcext:value-type="float">
            <text:p>2</text:p>
          </table:table-cell>
          <table:table-cell table:formula="of:=INDIRECT(&quot;variaveis.B&quot; &amp; MATCH([.A28];[$variaveis.$A$1:$variaveis.$A$101];0))" office:value-type="string" office:string-value="Homens" calcext:value-type="string">
            <text:p>Homens</text:p>
          </table:table-cell>
          <table:table-cell table:formula="of:=INDIRECT(&quot;variaveis.E&quot; &amp; MATCH([.A28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29]" office:value-type="float" office:value="3" calcext:value-type="float">
            <text:p>3</text:p>
          </table:table-cell>
          <table:table-cell table:formula="of:=INDIRECT(&quot;variaveis.B&quot; &amp; MATCH([.A29];[$variaveis.$A$1:$variaveis.$A$101];0))" office:value-type="string" office:string-value="Mulheres" calcext:value-type="string">
            <text:p>Mulheres</text:p>
          </table:table-cell>
          <table:table-cell table:formula="of:=INDIRECT(&quot;variaveis.E&quot; &amp; MATCH([.A29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0]" office:value-type="float" office:value="5" calcext:value-type="float">
            <text:p>5</text:p>
          </table:table-cell>
          <table:table-cell table:formula="of:=INDIRECT(&quot;variaveis.B&quot; &amp; MATCH([.A30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formula="of:=INDIRECT(&quot;variaveis.E&quot; &amp; MATCH([.A30];[$variaveis.$A$1:$variaveis.$A$101];0))" office:value-type="string" office:string-value="WUP" calcext:value-type="string">
            <text:p>WUP</text:p>
          </table:table-cell>
          <table:table-cell table:content-validation-name="val3" office:value-type="string" calcext:value-type="string">
            <text:p>file/xlsx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Subtrair do valor informado em “População residente em área urbana”</text:p>
          </table:table-cell>
          <table:table-cell table:number-columns-repeated="1018"/>
        </table:table-row>
        <table:table-row table:style-name="ro1">
          <table:table-cell table:formula="of:=[$variaveis.$A31]" office:value-type="float" office:value="4" calcext:value-type="float">
            <text:p>4</text:p>
          </table:table-cell>
          <table:table-cell table:formula="of:=INDIRECT(&quot;variaveis.B&quot; &amp; MATCH([.A31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formula="of:=INDIRECT(&quot;variaveis.E&quot; &amp; MATCH([.A31];[$variaveis.$A$1:$variaveis.$A$101];0))" office:value-type="string" office:string-value="WUP" calcext:value-type="string">
            <text:p>WU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esa.un.org/unpd/wup/Download/Files/WUP2018-F21-Proportion_Urban_Annual.xls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2]" office:value-type="float" office:value="1" calcext:value-type="float">
            <text:p>1</text:p>
          </table:table-cell>
          <table:table-cell table:formula="of:=INDIRECT(&quot;variaveis.B&quot; &amp; MATCH([.A32];[$variaveis.$A$1:$variaveis.$A$101];0))" office:value-type="string" office:string-value="População total" calcext:value-type="string">
            <text:p>População total</text:p>
          </table:table-cell>
          <table:table-cell table:formula="of:=INDIRECT(&quot;variaveis.E&quot; &amp; MATCH([.A32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 (Standard)/CSV_FILES/WPP2017_TotalPopulationBySex.csv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3]" office:value-type="float" office:value="9" calcext:value-type="float">
            <text:p>9</text:p>
          </table:table-cell>
          <table:table-cell table:formula="of:=INDIRECT(&quot;variaveis.B&quot; &amp; MATCH([.A33];[$variaveis.$A$1:$variaveis.$A$101];0))" office:value-type="string" office:string-value="Taxa bruta de mortalidade" calcext:value-type="string">
            <text:p>Taxa bruta de mortalidade</text:p>
          </table:table-cell>
          <table:table-cell table:formula="of:=INDIRECT(&quot;variaveis.E&quot; &amp; MATCH([.A33];[$variaveis.$A$1:$variaveis.$A$101];0))" office:value-type="string" office:string-value="SOWC" calcext:value-type="string">
            <text:p>SOWC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Acessar tabela “Demographic Indicators”</text:p>
          </table:table-cell>
          <table:table-cell table:number-columns-repeated="1018"/>
        </table:table-row>
        <table:table-row table:style-name="ro1">
          <table:table-cell table:formula="of:=[$variaveis.$A34]" office:value-type="float" office:value="8" calcext:value-type="float">
            <text:p>8</text:p>
          </table:table-cell>
          <table:table-cell table:formula="of:=INDIRECT(&quot;variaveis.B&quot; &amp; MATCH([.A34];[$variaveis.$A$1:$variaveis.$A$101];0))" office:value-type="string" office:string-value="Taxa bruta de natalidade" calcext:value-type="string">
            <text:p>Taxa bruta de natalidade</text:p>
          </table:table-cell>
          <table:table-cell table:formula="of:=INDIRECT(&quot;variaveis.E&quot; &amp; MATCH([.A34];[$variaveis.$A$1:$variaveis.$A$101];0))" office:value-type="string" office:string-value="SOWC" calcext:value-type="string">
            <text:p>SOWC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data.unicef.org/wp-content/uploads/2018/03/SOWC-Statistical-Tables-2017.xlsx</text:p>
          </table:table-cell>
          <table:table-cell office:value-type="string" calcext:value-type="string">
            <text:p>Acessar tabela “Demographic Indicators”</text:p>
          </table:table-cell>
          <table:table-cell table:number-columns-repeated="1018"/>
        </table:table-row>
        <table:table-row table:style-name="ro2">
          <table:table-cell table:formula="of:=[$variaveis.$A35]" office:value-type="float" office:value="7" calcext:value-type="float">
            <text:p>7</text:p>
          </table:table-cell>
          <table:table-cell table:formula="of:=INDIRECT(&quot;variaveis.B&quot; &amp; MATCH([.A35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formula="of:=INDIRECT(&quot;variaveis.E&quot; &amp; MATCH([.A35];[$variaveis.$A$1:$variaveis.$A$101];0))" office:value-type="string" office:string-value="WPP" calcext:value-type="string">
            <text:p>WPP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esa.un.org/unpd/wpp/DVD/Files/1_Indicators%20(Standard)/CSV_FILES/WPP2017_PopulationByAgeSex_Medium.csv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6]" office:value-type="float" office:value="29" calcext:value-type="float">
            <text:p>29</text:p>
          </table:table-cell>
          <table:table-cell table:formula="of:=INDIRECT(&quot;variaveis.B&quot; &amp; MATCH([.A36];[$variaveis.$A$1:$variaveis.$A$101];0))" office:value-type="string" office:string-value="Assinantes de telefonia celular" calcext:value-type="string">
            <text:p>Assinantes de telefonia celular</text:p>
          </table:table-cell>
          <table:table-cell table:formula="of:=INDIRECT(&quot;variaveis.E&quot; &amp; MATCH([.A36];[$variaveis.$A$1:$variaveis.$A$101];0))" office:value-type="string" office:string-value="ICTEYE" calcext:value-type="string">
            <text:p>ICTEYE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www.itu.int/en/ITU-D/Statistics/Documents/statistics/2018/Mobile_cellular_2000-2016.xls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7]" office:value-type="float" office:value="28" calcext:value-type="float">
            <text:p>28</text:p>
          </table:table-cell>
          <table:table-cell table:formula="of:=INDIRECT(&quot;variaveis.B&quot; &amp; MATCH([.A37];[$variaveis.$A$1:$variaveis.$A$101];0))" office:value-type="string" office:string-value="Linhas telefônicas" calcext:value-type="string">
            <text:p>Linhas telefônicas</text:p>
          </table:table-cell>
          <table:table-cell table:formula="of:=INDIRECT(&quot;variaveis.E&quot; &amp; MATCH([.A37];[$variaveis.$A$1:$variaveis.$A$101];0))" office:value-type="string" office:string-value="ICTEYE" calcext:value-type="string">
            <text:p>ICTEYE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www.itu.int/en/ITU-D/Statistics/Documents/statistics/2018/Fixed_tel_2000-2016.xls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8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formula="of:=INDIRECT(&quot;variaveis.E&quot; &amp; MATCH([.A38];[$variaveis.$A$1:$variaveis.$A$101];0))" office:value-type="string" office:string-value="ICTEYE" calcext:value-type="string">
            <text:p>ICTEYE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formula="of:=[$variaveis.$A39]" office:value-type="float" office:value="31" calcext:value-type="float">
            <text:p>31</text:p>
          </table:table-cell>
          <table:table-cell table:formula="of:=INDIRECT(&quot;variaveis.B&quot; &amp; MATCH([.A39];[$variaveis.$A$1:$variaveis.$A$101];0))" office:value-type="string" office:string-value="Usuários com acesso a internet" calcext:value-type="string">
            <text:p>Usuários com acesso a internet</text:p>
          </table:table-cell>
          <table:table-cell table:formula="of:=INDIRECT(&quot;variaveis.E&quot; &amp; MATCH([.A39];[$variaveis.$A$1:$variaveis.$A$101];0))" office:value-type="string" office:string-value="ICTEYE" calcext:value-type="string">
            <text:p>ICTEYE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s://www.itu.int/en/ITU-D/Statistics/Documents/statistics/2018/Individuals_Internet_2000-2016%20Jan2018.xls</text:p>
          </table:table-cell>
          <table:table-cell table:style-name="ce11" office:value-type="string" calcext:value-type="string">
            <text:p>None</text:p>
          </table:table-cell>
          <table:table-cell table:number-columns-repeated="1018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pos_acesso" table:style-name="ta1">
        <table:table-column table:style-name="co18" table:default-cell-style-name="ce3"/>
        <table:table-column table:style-name="co19" table:default-cell-style-name="ce3"/>
        <table:table-column table:style-name="co5" table:number-columns-repeated="1022" table:default-cell-style-name="ce3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ca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fontes" table:target-range-address="fontes.A2:fontes.A99" table:on-update-keep-styles="true" table:on-update-keep-size="false"/>
        <table:database-range table:name="temas" table:target-range-address="temas.A1:temas.A99" table:on-update-keep-styles="true" table:on-update-keep-size="false"/>
        <table:database-range table:name="tiposAcesso" table:target-range-address="tipos_acesso.A2:tipos_acesso.A9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05-18T19:02:06.449932000</dc:date>
    <meta:editing-duration>PT2H33M17S</meta:editing-duration>
    <meta:editing-cycles>17</meta:editing-cycles>
    <meta:generator>LibreOffice/5.4.6.2$MacOSX_X86_64 LibreOffice_project/4014ce260a04f1026ba855d3b8d91541c224eab8</meta:generator>
    <meta:document-statistic meta:table-count="7" meta:cell-count="658" meta:object-count="0"/>
    <meta:user-defined meta:name=""/>
  </office:meta>
</office:document-meta>
</file>